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ource Code Pro" svg:font-family="Source Code Pro" style:font-family-generic="modern" style:font-pitch="fixed" svg:panose-1="0 0 0 0 0 0 0 0 0 0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ableColumn3" style:family="table-column">
      <style:table-column-properties style:column-width="1.1583in" style:use-optimal-column-width="false"/>
    </style:style>
    <style:style style:name="TableColumn4" style:family="table-column">
      <style:table-column-properties style:column-width="0.5902in" style:use-optimal-column-width="false"/>
    </style:style>
    <style:style style:name="TableColumn5" style:family="table-column">
      <style:table-column-properties style:column-width="0.9847in" style:use-optimal-column-width="false"/>
    </style:style>
    <style:style style:name="TableColumn6" style:family="table-column">
      <style:table-column-properties style:column-width="0.984in" style:use-optimal-column-width="false"/>
    </style:style>
    <style:style style:name="TableColumn7" style:family="table-column">
      <style:table-column-properties style:column-width="2.9326in" style:use-optimal-column-width="false"/>
    </style:style>
    <style:style style:name="Table2" style:family="table">
      <style:table-properties style:width="6.65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138in solid #F79646" fo:border-left="0.0138in solid #F79646" fo:border-bottom="none" fo:border-right="none" fo:background-color="#F79646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1" style:family="table-cell">
      <style:table-cell-properties fo:border-top="0.0138in solid #F79646" fo:border-left="none" fo:border-bottom="none" fo:border-right="none" fo:background-color="#F79646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3" style:family="table-cell">
      <style:table-cell-properties fo:border-top="0.0138in solid #F79646" fo:border-left="none" fo:border-bottom="none" fo:border-right="none" fo:background-color="#F79646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5" style:family="table-cell">
      <style:table-cell-properties fo:border-top="0.0138in solid #F79646" fo:border-left="none" fo:border-bottom="none" fo:border-right="none" fo:background-color="#F79646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7" style:family="table-cell">
      <style:table-cell-properties fo:border-top="0.0138in solid #F79646" fo:border-left="none" fo:border-bottom="none" fo:border-right="0.0138in solid #F79646" fo:background-color="#F79646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138in solid #F79646" fo:border-left="0.0138in solid #F79646" fo:border-bottom="0.0138in solid #F79646" fo:border-right="none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-top="0.0138in solid #F79646" fo:border-left="none" fo:border-bottom="0.0138in solid #F79646" fo:border-right="0.0138in solid #F79646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138in solid #F79646" fo:border-bottom="none" fo:border-right="none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" style:family="table-cell">
      <style:table-cell-properties fo:border="none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none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none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-top="none" fo:border-left="none" fo:border-bottom="none" fo:border-right="0.0138in solid #F79646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138in solid #F79646" fo:border-left="0.0138in solid #F79646" fo:border-bottom="0.0138in solid #F79646" fo:border-right="none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4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-top="0.0138in solid #F79646" fo:border-left="none" fo:border-bottom="0.0138in solid #F79646" fo:border-right="0.0138in solid #F79646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138in solid #F79646" fo:border-bottom="none" fo:border-right="none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5" style:family="table-cell">
      <style:table-cell-properties fo:border="none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none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none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-top="none" fo:border-left="none" fo:border-bottom="none" fo:border-right="0.0138in solid #F79646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138in solid #F79646" fo:border-left="0.0138in solid #F79646" fo:border-bottom="0.0138in solid #F79646" fo:border-right="none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6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-top="0.0138in solid #F79646" fo:border-left="none" fo:border-bottom="0.0138in solid #F79646" fo:border-right="0.0138in solid #F79646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138in solid #F79646" fo:border-bottom="none" fo:border-right="none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7" style:family="table-cell">
      <style:table-cell-properties fo:border="none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none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none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-top="none" fo:border-left="none" fo:border-bottom="none" fo:border-right="0.0138in solid #F79646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138in solid #F79646" fo:border-left="0.0138in solid #F79646" fo:border-bottom="0.0138in solid #F79646" fo:border-right="none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8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-top="0.0138in solid #F79646" fo:border-left="none" fo:border-bottom="0.0138in solid #F79646" fo:border-right="0.0138in solid #F79646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138in solid #F79646" fo:border-bottom="none" fo:border-right="none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9" style:family="table-cell">
      <style:table-cell-properties fo:border="none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none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none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-top="none" fo:border-left="none" fo:border-bottom="none" fo:border-right="0.0138in solid #F79646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138in solid #F79646" fo:border-left="0.0138in solid #F79646" fo:border-bottom="0.0138in solid #F79646" fo:border-right="none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0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-top="0.0138in solid #F79646" fo:border-left="none" fo:border-bottom="0.0138in solid #F79646" fo:border-right="0.0138in solid #F79646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138in solid #F79646" fo:border-bottom="0.0138in solid #F79646" fo:border-right="none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1" style:family="table-cell">
      <style:table-cell-properties fo:border-top="none" fo:border-left="none" fo:border-bottom="0.0138in solid #F79646" fo:border-right="none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-top="none" fo:border-left="none" fo:border-bottom="0.0138in solid #F79646" fo:border-right="none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-top="none" fo:border-left="none" fo:border-bottom="0.0138in solid #F79646" fo:border-right="none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-top="none" fo:border-left="none" fo:border-bottom="0.0138in solid #F79646" fo:border-right="0.0138in solid #F79646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olumn130" style:family="table-column">
      <style:table-column-properties style:column-width="1.1583in" style:use-optimal-column-width="false"/>
    </style:style>
    <style:style style:name="TableColumn131" style:family="table-column">
      <style:table-column-properties style:column-width="0.5902in" style:use-optimal-column-width="false"/>
    </style:style>
    <style:style style:name="TableColumn132" style:family="table-column">
      <style:table-column-properties style:column-width="0.9847in" style:use-optimal-column-width="false"/>
    </style:style>
    <style:style style:name="TableColumn133" style:family="table-column">
      <style:table-column-properties style:column-width="0.984in" style:use-optimal-column-width="false"/>
    </style:style>
    <style:style style:name="TableColumn134" style:family="table-column">
      <style:table-column-properties style:column-width="2.9326in" style:use-optimal-column-width="false"/>
    </style:style>
    <style:style style:name="Table129" style:family="table">
      <style:table-properties style:width="6.65in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138in solid #F79646" fo:border-left="0.0138in solid #F79646" fo:border-bottom="none" fo:border-right="none" fo:background-color="#F79646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38" style:family="table-cell">
      <style:table-cell-properties fo:border-top="0.0138in solid #F79646" fo:border-left="none" fo:border-bottom="none" fo:border-right="none" fo:background-color="#F79646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40" style:family="table-cell">
      <style:table-cell-properties fo:border-top="0.0138in solid #F79646" fo:border-left="none" fo:border-bottom="none" fo:border-right="none" fo:background-color="#F79646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42" style:family="table-cell">
      <style:table-cell-properties fo:border-top="0.0138in solid #F79646" fo:border-left="none" fo:border-bottom="none" fo:border-right="none" fo:background-color="#F79646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44" style:family="table-cell">
      <style:table-cell-properties fo:border-top="0.0138in solid #F79646" fo:border-left="none" fo:border-bottom="none" fo:border-right="0.0138in solid #F79646" fo:background-color="#F79646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138in solid #F79646" fo:border-left="0.0138in solid #F79646" fo:border-bottom="0.0138in solid #F79646" fo:border-right="none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9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-top="0.0138in solid #F79646" fo:border-left="none" fo:border-bottom="0.0138in solid #F79646" fo:border-right="0.0138in solid #F79646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138in solid #F79646" fo:border-bottom="none" fo:border-right="none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0" style:family="table-cell">
      <style:table-cell-properties fo:border="none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none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none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-top="none" fo:border-left="none" fo:border-bottom="none" fo:border-right="0.0138in solid #F79646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138in solid #F79646" fo:border-left="0.0138in solid #F79646" fo:border-bottom="0.0138in solid #F79646" fo:border-right="none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1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-top="0.0138in solid #F79646" fo:border-left="none" fo:border-bottom="0.0138in solid #F79646" fo:border-right="0.0138in solid #F79646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138in solid #F79646" fo:border-bottom="none" fo:border-right="none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2" style:family="table-cell">
      <style:table-cell-properties fo:border="none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none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Cell186" style:family="table-cell">
      <style:table-cell-properties fo:border="none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-top="none" fo:border-left="none" fo:border-bottom="none" fo:border-right="0.0138in solid #F79646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0.0138in solid #F79646" fo:border-left="0.0138in solid #F79646" fo:border-bottom="0.0138in solid #F79646" fo:border-right="none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3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ableCell195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Cell197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Cell199" style:family="table-cell">
      <style:table-cell-properties fo:border-top="0.0138in solid #F79646" fo:border-left="none" fo:border-bottom="0.0138in solid #F79646" fo:border-right="0.0138in solid #F79646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138in solid #F79646" fo:border-bottom="none" fo:border-right="none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4" style:family="table-cell">
      <style:table-cell-properties fo:border="none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</style:style>
    <style:style style:name="TableCell206" style:family="table-cell">
      <style:table-cell-properties fo:border="none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TableCell208" style:family="table-cell">
      <style:table-cell-properties fo:border="none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TableCell210" style:family="table-cell">
      <style:table-cell-properties fo:border-top="none" fo:border-left="none" fo:border-bottom="none" fo:border-right="0.0138in solid #F79646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138in solid #F79646" fo:border-left="0.0138in solid #F79646" fo:border-bottom="0.0138in solid #F79646" fo:border-right="none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5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Cell217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Cell219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-top="0.0138in solid #F79646" fo:border-left="none" fo:border-bottom="0.0138in solid #F79646" fo:border-right="0.0138in solid #F79646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Column224" style:family="table-column">
      <style:table-column-properties style:column-width="1.1583in" style:use-optimal-column-width="false"/>
    </style:style>
    <style:style style:name="TableColumn225" style:family="table-column">
      <style:table-column-properties style:column-width="0.5902in" style:use-optimal-column-width="false"/>
    </style:style>
    <style:style style:name="TableColumn226" style:family="table-column">
      <style:table-column-properties style:column-width="0.9847in" style:use-optimal-column-width="false"/>
    </style:style>
    <style:style style:name="TableColumn227" style:family="table-column">
      <style:table-column-properties style:column-width="0.984in" style:use-optimal-column-width="false"/>
    </style:style>
    <style:style style:name="TableColumn228" style:family="table-column">
      <style:table-column-properties style:column-width="2.9326in" style:use-optimal-column-width="false"/>
    </style:style>
    <style:style style:name="Table223" style:family="table">
      <style:table-properties style:width="6.65in" fo:margin-left="0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138in solid #F79646" fo:border-left="0.0138in solid #F79646" fo:border-bottom="none" fo:border-right="none" fo:background-color="#F79646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32" style:family="table-cell">
      <style:table-cell-properties fo:border-top="0.0138in solid #F79646" fo:border-left="none" fo:border-bottom="none" fo:border-right="none" fo:background-color="#F79646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34" style:family="table-cell">
      <style:table-cell-properties fo:border-top="0.0138in solid #F79646" fo:border-left="none" fo:border-bottom="none" fo:border-right="none" fo:background-color="#F79646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36" style:family="table-cell">
      <style:table-cell-properties fo:border-top="0.0138in solid #F79646" fo:border-left="none" fo:border-bottom="none" fo:border-right="none" fo:background-color="#F79646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38" style:family="table-cell">
      <style:table-cell-properties fo:border-top="0.0138in solid #F79646" fo:border-left="none" fo:border-bottom="none" fo:border-right="0.0138in solid #F79646" fo:background-color="#F79646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0.0138in solid #F79646" fo:border-left="0.0138in solid #F79646" fo:border-bottom="0.0138in solid #F79646" fo:border-right="none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3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Cell245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Cell247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Cell249" style:family="table-cell">
      <style:table-cell-properties fo:border-top="0.0138in solid #F79646" fo:border-left="none" fo:border-bottom="0.0138in solid #F79646" fo:border-right="0.0138in solid #F79646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138in solid #F79646" fo:border-bottom="none" fo:border-right="none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4" style:family="table-cell">
      <style:table-cell-properties fo:border="none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TableCell256" style:family="table-cell">
      <style:table-cell-properties fo:border="none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none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ableCell260" style:family="table-cell">
      <style:table-cell-properties fo:border-top="none" fo:border-left="none" fo:border-bottom="none" fo:border-right="0.0138in solid #F79646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0.0138in solid #F79646" fo:border-left="0.0138in solid #F79646" fo:border-bottom="0.0138in solid #F79646" fo:border-right="none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5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Cell269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</style:style>
    <style:style style:name="TableCell271" style:family="table-cell">
      <style:table-cell-properties fo:border-top="0.0138in solid #F79646" fo:border-left="none" fo:border-bottom="0.0138in solid #F79646" fo:border-right="0.0138in solid #F79646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138in solid #F79646" fo:border-bottom="none" fo:border-right="none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6" style:family="table-cell">
      <style:table-cell-properties fo:border="none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ableCell278" style:family="table-cell">
      <style:table-cell-properties fo:border="none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ableCell280" style:family="table-cell">
      <style:table-cell-properties fo:border="none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</style:style>
    <style:style style:name="TableCell282" style:family="table-cell">
      <style:table-cell-properties fo:border-top="none" fo:border-left="none" fo:border-bottom="none" fo:border-right="0.0138in solid #F79646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0.0138in solid #F79646" fo:border-left="0.0138in solid #F79646" fo:border-bottom="0.0138in solid #F79646" fo:border-right="none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7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</style:style>
    <style:style style:name="TableCell289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ableCell291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</style:style>
    <style:style style:name="TableCell293" style:family="table-cell">
      <style:table-cell-properties fo:border-top="0.0138in solid #F79646" fo:border-left="none" fo:border-bottom="0.0138in solid #F79646" fo:border-right="0.0138in solid #F79646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138in solid #F79646" fo:border-bottom="none" fo:border-right="none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8" style:family="table-cell">
      <style:table-cell-properties fo:border="none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ableCell300" style:family="table-cell">
      <style:table-cell-properties fo:border="none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ableCell302" style:family="table-cell">
      <style:table-cell-properties fo:border="none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ableCell304" style:family="table-cell">
      <style:table-cell-properties fo:border-top="none" fo:border-left="none" fo:border-bottom="none" fo:border-right="0.0138in solid #F79646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0.0138in solid #F79646" fo:border-left="0.0138in solid #F79646" fo:border-bottom="0.0138in solid #F79646" fo:border-right="none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9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</style:style>
    <style:style style:name="TableCell311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  <style:style style:name="TableCell313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</style:style>
    <style:style style:name="TableCell315" style:family="table-cell">
      <style:table-cell-properties fo:border-top="0.0138in solid #F79646" fo:border-left="none" fo:border-bottom="0.0138in solid #F79646" fo:border-right="0.0138in solid #F79646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138in solid #F79646" fo:border-bottom="none" fo:border-right="none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0" style:family="table-cell">
      <style:table-cell-properties fo:border="none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TableCell322" style:family="table-cell">
      <style:table-cell-properties fo:border="none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Cell324" style:family="table-cell">
      <style:table-cell-properties fo:border="none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ableCell326" style:family="table-cell">
      <style:table-cell-properties fo:border-top="none" fo:border-left="none" fo:border-bottom="none" fo:border-right="0.0138in solid #F79646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0.0138in solid #F79646" fo:border-left="0.0138in solid #F79646" fo:border-bottom="0.0138in solid #F79646" fo:border-right="none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1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</style:style>
    <style:style style:name="TableCell333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</style:style>
    <style:style style:name="TableCell335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</style:style>
    <style:style style:name="TableCell337" style:family="table-cell">
      <style:table-cell-properties fo:border-top="0.0138in solid #F79646" fo:border-left="none" fo:border-bottom="0.0138in solid #F79646" fo:border-right="0.0138in solid #F79646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138in solid #F79646" fo:border-bottom="none" fo:border-right="none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42" style:family="table-cell">
      <style:table-cell-properties fo:border="none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</style:style>
    <style:style style:name="TableCell344" style:family="table-cell">
      <style:table-cell-properties fo:border="none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</style:style>
    <style:style style:name="TableCell346" style:family="table-cell">
      <style:table-cell-properties fo:border="none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TableCell348" style:family="table-cell">
      <style:table-cell-properties fo:border-top="none" fo:border-left="none" fo:border-bottom="none" fo:border-right="0.0138in solid #F79646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0.0138in solid #F79646" fo:border-left="0.0138in solid #F79646" fo:border-bottom="0.0138in solid #F79646" fo:border-right="none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53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</style:style>
    <style:style style:name="TableCell355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</style:style>
    <style:style style:name="TableCell357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</style:style>
    <style:style style:name="TableCell359" style:family="table-cell">
      <style:table-cell-properties fo:border-top="0.0138in solid #F79646" fo:border-left="none" fo:border-bottom="0.0138in solid #F79646" fo:border-right="0.0138in solid #F79646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138in solid #F79646" fo:border-bottom="none" fo:border-right="none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4" style:family="table-cell">
      <style:table-cell-properties fo:border="none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</style:style>
    <style:style style:name="TableCell366" style:family="table-cell">
      <style:table-cell-properties fo:border="none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</style:style>
    <style:style style:name="TableCell368" style:family="table-cell">
      <style:table-cell-properties fo:border="none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</style:style>
    <style:style style:name="TableCell370" style:family="table-cell">
      <style:table-cell-properties fo:border-top="none" fo:border-left="none" fo:border-bottom="none" fo:border-right="0.0138in solid #F79646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0.0138in solid #F79646" fo:border-left="0.0138in solid #F79646" fo:border-bottom="0.0138in solid #F79646" fo:border-right="none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5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</style:style>
    <style:style style:name="TableCell377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</style:style>
    <style:style style:name="TableCell379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</style:style>
    <style:style style:name="TableCell381" style:family="table-cell">
      <style:table-cell-properties fo:border-top="0.0138in solid #F79646" fo:border-left="none" fo:border-bottom="0.0138in solid #F79646" fo:border-right="0.0138in solid #F79646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138in solid #F79646" fo:border-bottom="0.0138in solid #F79646" fo:border-right="none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86" style:family="table-cell">
      <style:table-cell-properties fo:border-top="none" fo:border-left="none" fo:border-bottom="0.0138in solid #F79646" fo:border-right="none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</style:style>
    <style:style style:name="TableCell388" style:family="table-cell">
      <style:table-cell-properties fo:border-top="none" fo:border-left="none" fo:border-bottom="0.0138in solid #F79646" fo:border-right="none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TableCell390" style:family="table-cell">
      <style:table-cell-properties fo:border-top="none" fo:border-left="none" fo:border-bottom="0.0138in solid #F79646" fo:border-right="none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</style:style>
    <style:style style:name="TableCell392" style:family="table-cell">
      <style:table-cell-properties fo:border-top="none" fo:border-left="none" fo:border-bottom="0.0138in solid #F79646" fo:border-right="0.0138in solid #F79646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</style:style>
    <style:style style:name="TableColumn395" style:family="table-column">
      <style:table-column-properties style:column-width="1.0597in"/>
    </style:style>
    <style:style style:name="TableColumn396" style:family="table-column">
      <style:table-column-properties style:column-width="1.575in"/>
    </style:style>
    <style:style style:name="TableColumn397" style:family="table-column">
      <style:table-column-properties style:column-width="4.209in"/>
    </style:style>
    <style:style style:name="Table394" style:family="table">
      <style:table-properties style:width="6.8437in" fo:margin-left="0in" table:align="left"/>
    </style:style>
    <style:style style:name="TableRow398" style:family="table-row">
      <style:table-row-properties/>
    </style:style>
    <style:style style:name="TableCell399" style:family="table-cell">
      <style:table-cell-properties fo:border-top="0.0138in solid #F79646" fo:border-left="0.0138in solid #F79646" fo:border-bottom="none" fo:border-right="none" fo:background-color="#F79646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401" style:family="table-cell">
      <style:table-cell-properties fo:border-top="0.0138in solid #F79646" fo:border-left="none" fo:border-bottom="none" fo:border-right="none" fo:background-color="#F79646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403" style:family="table-cell">
      <style:table-cell-properties fo:border-top="0.0138in solid #F79646" fo:border-left="none" fo:border-bottom="none" fo:border-right="0.0138in solid #F79646" fo:background-color="#F79646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405" style:family="table-row">
      <style:table-row-properties/>
    </style:style>
    <style:style style:name="TableCell406" style:family="table-cell">
      <style:table-cell-properties fo:border-top="0.0138in solid #F79646" fo:border-left="0.0138in solid #F79646" fo:border-bottom="0.0138in solid #F79646" fo:border-right="none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08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</style:style>
    <style:style style:name="TableCell410" style:family="table-cell">
      <style:table-cell-properties fo:border-top="0.0138in solid #F79646" fo:border-left="none" fo:border-bottom="0.0138in solid #F79646" fo:border-right="0.0138in solid #F79646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</style:style>
    <style:style style:name="TableRow412" style:family="table-row">
      <style:table-row-properties/>
    </style:style>
    <style:style style:name="TableCell413" style:family="table-cell">
      <style:table-cell-properties fo:border-top="none" fo:border-left="0.0138in solid #F79646" fo:border-bottom="none" fo:border-right="none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15" style:family="table-cell">
      <style:table-cell-properties fo:border="none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</style:style>
    <style:style style:name="TableCell417" style:family="table-cell">
      <style:table-cell-properties fo:border-top="none" fo:border-left="none" fo:border-bottom="none" fo:border-right="0.0138in solid #F79646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</style:style>
    <style:style style:name="TableRow419" style:family="table-row">
      <style:table-row-properties/>
    </style:style>
    <style:style style:name="TableCell420" style:family="table-cell">
      <style:table-cell-properties fo:border-top="0.0138in solid #F79646" fo:border-left="0.0138in solid #F79646" fo:border-bottom="0.0138in solid #F79646" fo:border-right="none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22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</style:style>
    <style:style style:name="TableCell424" style:family="table-cell">
      <style:table-cell-properties fo:border-top="0.0138in solid #F79646" fo:border-left="none" fo:border-bottom="0.0138in solid #F79646" fo:border-right="0.0138in solid #F79646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</style:style>
    <style:style style:name="TableRow426" style:family="table-row">
      <style:table-row-properties/>
    </style:style>
    <style:style style:name="TableCell427" style:family="table-cell">
      <style:table-cell-properties fo:border-top="none" fo:border-left="0.0138in solid #F79646" fo:border-bottom="none" fo:border-right="none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29" style:family="table-cell">
      <style:table-cell-properties fo:border="none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</style:style>
    <style:style style:name="P431" style:parent-style-name="Normal" style:family="paragraph">
      <style:paragraph-properties fo:margin-bottom="0in" fo:line-height="100%"/>
    </style:style>
    <style:style style:name="T432" style:parent-style-name="DefaultParagraphFont" style:family="text">
      <style:text-properties style:font-name="Source Code Pro" style:font-name-complex="Source Code Pro" fo:background-color="#FFFFFF"/>
    </style:style>
    <style:style style:name="T433" style:parent-style-name="DefaultParagraphFont" style:family="text">
      <style:text-properties style:font-name="Source Code Pro" style:font-name-complex="Source Code Pro" fo:background-color="#FFFFFF"/>
    </style:style>
    <style:style style:name="TableCell434" style:family="table-cell">
      <style:table-cell-properties fo:border-top="none" fo:border-left="none" fo:border-bottom="none" fo:border-right="0.0138in solid #F79646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</style:style>
    <style:style style:name="TableRow436" style:family="table-row">
      <style:table-row-properties/>
    </style:style>
    <style:style style:name="TableCell437" style:family="table-cell">
      <style:table-cell-properties fo:border-top="0.0138in solid #F79646" fo:border-left="0.0138in solid #F79646" fo:border-bottom="0.0138in solid #F79646" fo:border-right="none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9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</style:style>
    <style:style style:name="P441" style:parent-style-name="Normal" style:family="paragraph">
      <style:paragraph-properties fo:margin-bottom="0in" fo:line-height="100%"/>
    </style:style>
    <style:style style:name="TableCell442" style:family="table-cell">
      <style:table-cell-properties fo:border-top="0.0138in solid #F79646" fo:border-left="none" fo:border-bottom="0.0138in solid #F79646" fo:border-right="0.0138in solid #F79646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</style:style>
    <style:style style:name="TableRow444" style:family="table-row">
      <style:table-row-properties/>
    </style:style>
    <style:style style:name="TableCell445" style:family="table-cell">
      <style:table-cell-properties fo:border-top="none" fo:border-left="0.0138in solid #F79646" fo:border-bottom="none" fo:border-right="none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47" style:family="table-cell">
      <style:table-cell-properties fo:border="none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</style:style>
    <style:style style:name="TableCell449" style:family="table-cell">
      <style:table-cell-properties fo:border-top="none" fo:border-left="none" fo:border-bottom="none" fo:border-right="0.0138in solid #F79646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</style:style>
    <style:style style:name="TableRow451" style:family="table-row">
      <style:table-row-properties/>
    </style:style>
    <style:style style:name="TableCell452" style:family="table-cell">
      <style:table-cell-properties fo:border-top="0.0138in solid #F79646" fo:border-left="0.0138in solid #F79646" fo:border-bottom="0.0138in solid #F79646" fo:border-right="none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54" style:family="table-cell">
      <style:table-cell-properties fo:border-top="0.0138in solid #F79646" fo:border-left="none" fo:border-bottom="0.0138in solid #F79646" fo:border-right="none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</style:style>
    <style:style style:name="TableCell456" style:family="table-cell">
      <style:table-cell-properties fo:border-top="0.0138in solid #F79646" fo:border-left="none" fo:border-bottom="0.0138in solid #F79646" fo:border-right="0.0138in solid #F79646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Commands</text:p>
      <text:h text:style-name="Heading1" text:outline-level="1">System Command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Command</text:p>
          </table:table-cell>
          <table:table-cell table:style-name="TableCell11">
            <text:p text:style-name="P12">Short</text:p>
          </table:table-cell>
          <table:table-cell table:style-name="TableCell13">
            <text:p text:style-name="P14">Param</text:p>
          </table:table-cell>
          <table:table-cell table:style-name="TableCell15">
            <text:p text:style-name="P16">Return</text:p>
          </table:table-cell>
          <table:table-cell table:style-name="TableCell17">
            <text:p text:style-name="P18">Description</text:p>
          </table:table-cell>
        </table:table-row>
        <table:table-row table:style-name="TableRow19">
          <table:table-cell table:style-name="TableCell20">
            <text:p text:style-name="P21">info</text:p>
          </table:table-cell>
          <table:table-cell table:style-name="TableCell22">
            <text:p text:style-name="P23">i</text:p>
          </table:table-cell>
          <table:table-cell table:style-name="TableCell24">
            <text:p text:style-name="P25"/>
          </table:table-cell>
          <table:table-cell table:style-name="TableCell26">
            <text:p text:style-name="P27">&lt;text&gt;</text:p>
          </table:table-cell>
          <table:table-cell table:style-name="TableCell28">
            <text:p text:style-name="P29">Return information about the system</text:p>
          </table:table-cell>
        </table:table-row>
        <table:table-row table:style-name="TableRow30">
          <table:table-cell table:style-name="TableCell31">
            <text:p text:style-name="P32">version</text:p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>X.YY.ZZ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about</text:p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>&lt;text&gt;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login</text:p>
          </table:table-cell>
          <table:table-cell table:style-name="TableCell55">
            <text:p text:style-name="P56"/>
          </table:table-cell>
          <table:table-cell table:style-name="TableCell57">
            <text:p text:style-name="P58">&lt;user&gt;:&lt;pw&gt;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save</text:p>
          </table:table-cell>
          <table:table-cell table:style-name="TableCell66">
            <text:p text:style-name="P67"/>
          </table:table-cell>
          <table:table-cell table:style-name="TableCell68">
            <text:p text:style-name="P69">&lt;file&gt;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load</text:p>
          </table:table-cell>
          <table:table-cell table:style-name="TableCell77">
            <text:p text:style-name="P78"/>
          </table:table-cell>
          <table:table-cell table:style-name="TableCell79">
            <text:p text:style-name="P80">&lt;file&gt;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meas</text:p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timer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</table:table>
      <text:h text:style-name="Heading1" text:outline-level="1">Device Commands</text:h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>Command</text:p>
          </table:table-cell>
          <table:table-cell table:style-name="TableCell138">
            <text:p text:style-name="P139">Short</text:p>
          </table:table-cell>
          <table:table-cell table:style-name="TableCell140">
            <text:p text:style-name="P141">Param</text:p>
          </table:table-cell>
          <table:table-cell table:style-name="TableCell142">
            <text:p text:style-name="P143">Return</text:p>
          </table:table-cell>
          <table:table-cell table:style-name="TableCell144">
            <text:p text:style-name="P145">Description</text:p>
          </table:table-cell>
        </table:table-row>
        <table:table-row table:style-name="TableRow146">
          <table:table-cell table:style-name="TableCell147">
            <text:p text:style-name="P148">device list</text:p>
          </table:table-cell>
          <table:table-cell table:style-name="TableCell149">
            <text:p text:style-name="P150">dl</text:p>
          </table:table-cell>
          <table:table-cell table:style-name="TableCell151">
            <text:p text:style-name="P152"/>
          </table:table-cell>
          <table:table-cell table:style-name="TableCell153">
            <text:p text:style-name="P154">{&lt;id&gt;, … }</text:p>
          </table:table-cell>
          <table:table-cell table:style-name="TableCell155">
            <text:p text:style-name="P156">Returns a list of device IDs available on this system</text:p>
          </table:table-cell>
        </table:table-row>
        <table:table-row table:style-name="TableRow157">
          <table:table-cell table:style-name="TableCell158">
            <text:p text:style-name="P159">device info</text:p>
          </table:table-cell>
          <table:table-cell table:style-name="TableCell160">
            <text:p text:style-name="P161">di</text:p>
          </table:table-cell>
          <table:table-cell table:style-name="TableCell162">
            <text:p text:style-name="P163">&lt;id&gt;</text:p>
          </table:table-cell>
          <table:table-cell table:style-name="TableCell164">
            <text:p text:style-name="P165">&lt;text&gt;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>&lt;text&gt;</text:p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</table:table>
      <text:h text:style-name="Heading1" text:outline-level="1">Device-Task Commands</text:h>
      <table:table table:style-name="Table223">
        <table:table-columns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Command</text:p>
          </table:table-cell>
          <table:table-cell table:style-name="TableCell232">
            <text:p text:style-name="P233">Short</text:p>
          </table:table-cell>
          <table:table-cell table:style-name="TableCell234">
            <text:p text:style-name="P235">Param</text:p>
          </table:table-cell>
          <table:table-cell table:style-name="TableCell236">
            <text:p text:style-name="P237">Return</text:p>
          </table:table-cell>
          <table:table-cell table:style-name="TableCell238">
            <text:p text:style-name="P239">Description</text:p>
          </table:table-cell>
        </table:table-row>
        <table:table-row table:style-name="TableRow240">
          <table:table-cell table:style-name="TableCell241">
            <text:p text:style-name="P242">device[] list</text:p>
          </table:table-cell>
          <table:table-cell table:style-name="TableCell243">
            <text:p text:style-name="P244">dl.</text:p>
          </table:table-cell>
          <table:table-cell table:style-name="TableCell245">
            <text:p text:style-name="P246"/>
          </table:table-cell>
          <table:table-cell table:style-name="TableCell247">
            <text:p text:style-name="P248">{&lt;id&gt;, … }</text:p>
          </table:table-cell>
          <table:table-cell table:style-name="TableCell249">
            <text:p text:style-name="P250">Returns a list of device IDs available on this system</text:p>
          </table:table-cell>
        </table:table-row>
        <table:table-row table:style-name="TableRow251">
          <table:table-cell table:style-name="TableCell252">
            <text:p text:style-name="P253">device[] clear</text:p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device[] add</text:p>
          </table:table-cell>
          <table:table-cell table:style-name="TableCell265">
            <text:p text:style-name="P266"/>
          </table:table-cell>
          <table:table-cell table:style-name="TableCell267">
            <text:p text:style-name="P268">&lt;id&gt;</text:p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>device[#] del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device[#] info</text:p>
          </table:table-cell>
          <table:table-cell table:style-name="TableCell287">
            <text:p text:style-name="P288">di.#</text:p>
          </table:table-cell>
          <table:table-cell table:style-name="TableCell289">
            <text:p text:style-name="P290"/>
          </table:table-cell>
          <table:table-cell table:style-name="TableCell291">
            <text:p text:style-name="P292">&lt;text&gt;</text:p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>device[#]<text:s/>get</text:p>
          </table:table-cell>
          <table:table-cell table:style-name="TableCell298">
            <text:p text:style-name="P299">dg.#</text:p>
          </table:table-cell>
          <table:table-cell table:style-name="TableCell300">
            <text:p text:style-name="P301"/>
          </table:table-cell>
          <table:table-cell table:style-name="TableCell302">
            <text:p text:style-name="P303">{&lt;k&gt;:&lt;v&gt;, … }</text:p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device[#] get</text:p>
          </table:table-cell>
          <table:table-cell table:style-name="TableCell309">
            <text:p text:style-name="P310">dg.#</text:p>
          </table:table-cell>
          <table:table-cell table:style-name="TableCell311">
            <text:p text:style-name="P312">&lt;k&gt;</text:p>
          </table:table-cell>
          <table:table-cell table:style-name="TableCell313">
            <text:p text:style-name="P314">&lt;v&gt;</text:p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>device[#] set</text:p>
          </table:table-cell>
          <table:table-cell table:style-name="TableCell320">
            <text:p text:style-name="P321">ds.#</text:p>
          </table:table-cell>
          <table:table-cell table:style-name="TableCell322">
            <text:p text:style-name="P323">{&lt;k&gt;:&lt;v&gt;, … }</text:p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>device[#] meas</text:p>
          </table:table-cell>
          <table:table-cell table:style-name="TableCell331">
            <text:p text:style-name="P332">dm.#</text:p>
          </table:table-cell>
          <table:table-cell table:style-name="TableCell333">
            <text:p text:style-name="P334"/>
          </table:table-cell>
          <table:table-cell table:style-name="TableCell335">
            <text:p text:style-name="P336">{&lt;k&gt;:&lt;v&gt;, … }</text:p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>device[#] cmd</text:p>
          </table:table-cell>
          <table:table-cell table:style-name="TableCell342">
            <text:p text:style-name="P343">dc.#</text:p>
          </table:table-cell>
          <table:table-cell table:style-name="TableCell344">
            <text:p text:style-name="P345">&lt;cmd&gt;</text:p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device[#] event</text:p>
          </table:table-cell>
          <table:table-cell table:style-name="TableCell353">
            <text:p text:style-name="P354">de.#</text:p>
          </table:table-cell>
          <table:table-cell table:style-name="TableCell355">
            <text:p text:style-name="P356">?</text:p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</table:table-row>
        <table:table-row table:style-name="TableRow383"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</table:table-row>
      </table:table>
      <text:h text:style-name="Heading1" text:outline-level="1">Gateway Commands</text:h>
      <text:p text:style-name="Normal">As device commands with ‘gateway’ instead of ‘device’</text:p>
      <text:h text:style-name="Heading1" text:outline-level="1">Legend</text:h>
      <table:table table:style-name="Table394">
        <table:table-columns>
          <table:table-column table:style-name="TableColumn395"/>
          <table:table-column table:style-name="TableColumn396"/>
          <table:table-column table:style-name="TableColumn397"/>
        </table:table-columns>
        <table:table-row table:style-name="TableRow398">
          <table:table-cell table:style-name="TableCell399">
            <text:p text:style-name="P400">Symbol</text:p>
          </table:table-cell>
          <table:table-cell table:style-name="TableCell401">
            <text:p text:style-name="P402">RE</text:p>
          </table:table-cell>
          <table:table-cell table:style-name="TableCell403">
            <text:p text:style-name="P404">Description</text:p>
          </table:table-cell>
        </table:table-row>
        <table:table-row table:style-name="TableRow405">
          <table:table-cell table:style-name="TableCell406">
            <text:p text:style-name="P407">#</text:p>
          </table:table-cell>
          <table:table-cell table:style-name="TableCell408">
            <text:p text:style-name="P409">\d+</text:p>
          </table:table-cell>
          <table:table-cell table:style-name="TableCell410">
            <text:p text:style-name="P411">Numerical index 0 … 99</text:p>
          </table:table-cell>
        </table:table-row>
        <table:table-row table:style-name="TableRow412">
          <table:table-cell table:style-name="TableCell413">
            <text:p text:style-name="P414">&lt;id&gt;</text:p>
          </table:table-cell>
          <table:table-cell table:style-name="TableCell415">
            <text:p text:style-name="P416">[A-Za-z][A-Za-z0-9]*</text:p>
          </table:table-cell>
          <table:table-cell table:style-name="TableCell417">
            <text:p text:style-name="P418">Alphanumerical identifier, case sensitive</text:p>
          </table:table-cell>
        </table:table-row>
        <table:table-row table:style-name="TableRow419">
          <table:table-cell table:style-name="TableCell420">
            <text:p text:style-name="P421">&lt;k&gt;</text:p>
          </table:table-cell>
          <table:table-cell table:style-name="TableCell422">
            <text:p text:style-name="P423">[A-Za-z][A-Za-z0-9]*</text:p>
          </table:table-cell>
          <table:table-cell table:style-name="TableCell424">
            <text:p text:style-name="P425"/>
          </table:table-cell>
        </table:table-row>
        <table:table-row table:style-name="TableRow426">
          <table:table-cell table:style-name="TableCell427">
            <text:p text:style-name="P428">&lt;v&gt;</text:p>
          </table:table-cell>
          <table:table-cell table:style-name="TableCell429">
            <text:p text:style-name="P430">[A-Za-z0-9\.-_]*</text:p>
            <text:p text:style-name="P431"><text:span text:style-name="T432">"</text:span>[A-Za-z0-9\.-_\s]+<text:span text:style-name="T433">"</text:span></text:p>
          </table:table-cell>
          <table:table-cell table:style-name="TableCell434">
            <text:p text:style-name="P435"/>
          </table:table-cell>
        </table:table-row>
        <table:table-row table:style-name="TableRow436">
          <table:table-cell table:style-name="TableCell437">
            <text:p text:style-name="P438">{&lt;k&gt;:&lt;v&gt;, … }</text:p>
          </table:table-cell>
          <table:table-cell table:style-name="TableCell439">
            <text:p text:style-name="P440">(&lt;k&gt;:&lt;v&gt;[\s,]*) +</text:p>
            <text:p text:style-name="P441">{(&lt;k&gt;:&lt;v&gt;[\s,]*) +}</text:p>
          </table:table-cell>
          <table:table-cell table:style-name="TableCell442">
            <text:p text:style-name="P443"/>
          </table:table-cell>
        </table:table-row>
        <table:table-row table:style-name="TableRow444">
          <table:table-cell table:style-name="TableCell445">
            <text:p text:style-name="P446">&lt;text&gt;</text:p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ource Code Pro" svg:font-family="Source Code Pro" style:font-family-generic="modern" style:font-pitch="fixed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37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rapf, Jochen</meta:initial-creator>
    <dc:creator>Krapf, Jochen</dc:creator>
    <meta:creation-date>2018-01-17T05:55:00Z</meta:creation-date>
    <dc:date>2018-01-17T07:04:00Z</dc:date>
    <meta:template xlink:href="Normal.dotm" xlink:type="simple"/>
    <meta:editing-cycles>5</meta:editing-cycles>
    <meta:editing-duration>PT0S</meta:editing-duration>
    <meta:document-statistic meta:page-count="2" meta:paragraph-count="2" meta:word-count="183" meta:character-count="1230" meta:row-count="8" meta:non-whitespace-character-count="1049"/>
  </office:meta>
</office:document-meta>
</file>